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144f2" officeooo:paragraph-rsid="001144f2"/>
    </style:style>
    <style:style style:name="P2" style:family="paragraph" style:parent-style-name="Heading_20_1">
      <style:text-properties officeooo:rsid="001144f2" officeooo:paragraph-rsid="001144f2"/>
    </style:style>
    <style:style style:name="T1" style:family="text">
      <style:text-properties officeooo:rsid="0012ee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JUnit Testing Strategy</text:h>
      <text:p text:style-name="P1">For our final deliverable, we will be using test driven development in order to reduce the amount of problems we will be run into down the line. We will be writing the unit tests for each method <text:span text:style-name="T1">in the model (if appropriate) </text:span>as we write the method itself to ensure that the methods work before being used. We will write our own tests for our own methods and then consolidate one another's tests to ensure they are useful.</text:p>
      <text:p text:style-name="P1">Each method in the model should be testable and have a unit test that asserts a <text:span text:style-name="T1">t</text:span>ypical <text:span text:style-name="T1">valid </text:span>value works correctly, asserts an invalid value fails and, if appropriate, tests <text:span text:style-name="T1">upper and lower boundary</text:span> value<text:span text:style-name="T1">s</text:span> to make sure the range of correct values is correctly defined.<text:span text:style-name="T1"> Each test should work in isolation and not rely on any other tests. Unit tests should only be carried out on methods in the model that do calculations, getters and setters. For methods that do calculations, the unit tests will ensure the code is doing exactly as intended and can be testable at various stages of the code to make sure it works at all points. This use of white-box testing should greatly reduce bugs appearing in later stages. Getters and setters should be tested to make sure the values stored are the values we expect to be stored. Unit tests should automatically fail if they take too long to evaluate, for example getting stuck in a loop for more than one 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0:13:22.042803573</meta:creation-date>
    <dc:date>2019-02-19T10:41:12.906555120</dc:date>
    <meta:editing-duration>PT17M40S</meta:editing-duration>
    <meta:editing-cycles>1</meta:editing-cycles>
    <meta:document-statistic meta:table-count="0" meta:image-count="0" meta:object-count="0" meta:page-count="1" meta:paragraph-count="3" meta:word-count="250" meta:character-count="1396" meta:non-whitespace-character-count="1149"/>
    <meta:generator>LibreOffice/6.0.7.3$Linux_X86_64 LibreOffice_project/00m0$Build-3</meta:generator>
  </office:meta>
</office:document-meta>
</file>